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b096e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c71e6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b096e" officeooo:paragraph-rsid="004b096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957d4"/>
    </style:style>
    <style:style style:name="T2" style:family="text">
      <style:text-properties officeooo:rsid="004c71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Требования.</text:h>
      <text:p text:style-name="P3"/>
      <text:p text:style-name="P1">Расстояние от плиты до подвесного потолка — 5 см.</text:p>
      <text:h text:style-name="P8" text:outline-level="1">Расчёт глубины электрощита.</text:h>
      <text:p text:style-name="P2"/>
      <text:p text:style-name="P4">Глубина автомата — около 80 мм с учетом запаса на движение рычажка.</text:p>
      <text:h text:style-name="P9" text:outline-level="1">Порядок установки дверей.</text:h>
      <text:p text:style-name="P5">1. Заделать пустоты плит, выходящие в проем - ?</text:p>
      <text:p text:style-name="P5">2. Подготовить стены под чистовую отделку (шпаклевка, шлифовка, грунтование).</text:p>
      <text:p text:style-name="P5">3. Выполнить черновой пол.</text:p>
      <text:p text:style-name="P6">4. Выполнить чистовую отделку стен.</text:p>
      <text:p text:style-name="P6"><text:span text:style-name="T2">5</text:span>. Выполнить чистовое покрытие пола.</text:p>
      <text:p text:style-name="P6"><text:span text:style-name="T2">6. </text:span>Навесить двери согласно документации «Волма» - с использованием прямых подвесов для профиля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6-21T22:33:35.040335116</dc:date>
    <meta:editing-duration>PT5H1M31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1" meta:character-count="495" meta:non-whitespace-character-count="433"/>
  </office:meta>
</office:document-meta>
</file>